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D660000015FEC413F57.svm" manifest:media-type=""/>
  <manifest:file-entry manifest:full-path="Pictures/2000000100000AFD0000011C045E777F.svm" manifest:media-type=""/>
  <manifest:file-entry manifest:full-path="Pictures/2000000100000B340000035E8C39142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c}&#10;\overline{y}\overline{z} &amp; \overline{y} $z$ &amp; $yz$ &amp; $y$ \overline{z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|c|c|c|c|}&#10;\cline{2-5}&#10;\overline{x}&amp;&amp;1&amp;&amp;1\\&#10;\cline{2-5}&#10;$x$ &amp;1&amp;&amp;1&amp;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latex§F($w,x,y,z$)=$x$ \oplus y \oplus 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048cm" svg:height="0.396cm" svg:x="2.717cm" svg:y="0.508cm">
          <draw:image xlink:href="Pictures/2000000100000AFD0000011C045E777F.svm" xlink:type="simple" xlink:show="embed" xlink:actuate="onLoad">
            <text:p/>
          </draw:image>
        </draw:frame>
        <draw:frame draw:style-name="gr2" draw:text-style-name="P1" draw:layer="layout" svg:width="4.014cm" svg:height="1.205cm" svg:x="1.955cm" svg:y="0.992cm">
          <draw:image xlink:href="Pictures/2000000100000B340000035E8C391426.svm" xlink:type="simple" xlink:show="embed" xlink:actuate="onLoad">
            <text:p/>
          </draw:image>
        </draw:frame>
        <draw:frame draw:style-name="gr3" draw:text-style-name="P1" draw:layer="layout" svg:width="4.801cm" svg:height="0.49cm" svg:x="2.176cm" svg:y="2.558cm">
          <draw:image xlink:href="Pictures/2000000100000D660000015FEC413F5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3T08:48:12</dc:date>
    <dc:creator>kkk </dc:creator>
    <meta:generator>LibreOffice/3.3$Linux LibreOffice_project/330m19$Build-401</meta:generator>
    <meta:editing-duration>PT3H44M17S</meta:editing-duration>
    <meta:editing-cycles>16</meta:editing-cycles>
    <meta:document-statistic meta:object-count="3"/>
  </office:meta>
</office:document-meta>
</file>